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0baa" officeooo:paragraph-rsid="00150baa"/>
    </style:style>
    <style:style style:name="P2" style:family="paragraph" style:parent-style-name="Standard">
      <style:text-properties fo:language="ru" fo:country="RU" officeooo:rsid="00150baa" officeooo:paragraph-rsid="00150ba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. </text:span><text:s/><text:span text:style-name="T1">История.*171</text:span></text:p>
      <text:p text:style-name="P1"><text:span text:style-name="T3">2.</text:span><text:span text:style-name="T1"> <text:s/>43</text:span></text:p>
      <text:p text:style-name="P1"><text:span text:style-name="T3">3.</text:span><text:span text:style-name="T1"> История БИС171</text:span></text:p>
      <text:p text:style-name="P2">История БИС171</text:p>
      <text:p text:style-name="P2">История БИС171</text:p>
      <text:p text:style-name="P2">История <text:s/>БИС171</text:p>
      <text:p text:style-name="P2">История БИС171</text:p>
      <text:p text:style-name="P2">История БИС171</text:p>
      <text:p text:style-name="P2">История БИС 171</text:p>
      <text:p text:style-name="P2">История БИС171</text:p>
      <text:p text:style-name="P2">История БИС171</text:p>
      <text:p text:style-name="P2">История БИС171</text:p>
      <text:p text:style-name="P2">История БИС171</text:p>
      <text:p text:style-name="P2">История БИС171</text:p>
      <text:p text:style-name="P2">История БИС171</text:p>
      <text:p text:style-name="P2">История БИС171</text:p>
      <text:p text:style-name="P2">История БИС171</text:p>
      <text:p text:style-name="P2">История БИС171</text:p>
      <text:p text:style-name="P2">История БИС-171</text:p>
      <text:p text:style-name="P2">История БИС171</text:p>
      <text:p text:style-name="P2">История Бис171</text:p>
      <text:p text:style-name="P2">История БИС171-1</text:p>
      <text:p text:style-name="P2">История БИС171</text:p>
      <text:p text:style-name="P2">История 171</text:p>
      <text:p text:style-name="P2">История БИС171</text:p>
      <text:p text:style-name="P2">История БИС171</text:p>
      <text:p text:style-name="P2">История БИС171</text:p>
      <text:p text:style-name="P2">История БИС-171</text:p>
      <text:p text:style-name="P2">История БИС-171</text:p>
      <text:p text:style-name="P2">История БИС171</text:p>
      <text:p text:style-name="P2">История БИС171</text:p>
      <text:p text:style-name="P2">История БИС171</text:p>
      <text:p text:style-name="P2">История 171 БИС</text:p>
      <text:p text:style-name="P2">История 171</text:p>
      <text:p text:style-name="P2">История 171</text:p>
      <text:p text:style-name="P2">История БИС171</text:p>
      <text:p text:style-name="P2">История 171</text:p>
      <text:p text:style-name="P2">История 171</text:p>
      <text:p text:style-name="P2">История БИС171</text:p>
      <text:p text:style-name="P2">История БИС171</text:p>
      <text:p text:style-name="P2">История БИС171</text:p>
      <text:p text:style-name="P2">История БИС-171</text:p>
      <text:p text:style-name="P2">История 171</text:p>
      <text:p text:style-name="P2">История Бис 171</text:p>
      <text:p text:style-name="P2">История БИС17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2S</meta:editing-duration>
    <meta:editing-cycles>5</meta:editing-cycles>
    <meta:generator>LibreOffice/5.1.3.2$Windows_X86_64 LibreOffice_project/644e4637d1d8544fd9f56425bd6cec110e49301b</meta:generator>
    <dc:date>2017-09-19T18:17:51.699000000</dc:date>
    <meta:document-statistic meta:table-count="0" meta:image-count="0" meta:object-count="0" meta:page-count="1" meta:paragraph-count="45" meta:word-count="94" meta:character-count="619" meta:non-whitespace-character-count="567"/>
    <meta:user-defined meta:name="Info 1"/>
    <meta:user-defined meta:name="Info 2"/>
    <meta:user-defined meta:name="Info 3"/>
    <meta:user-defined meta:name="Info 4"/>
  </office:meta>
</office:document-meta>
</file>